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53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5.0047in"/>
    </style:style>
    <style:style style:name="co5" style:family="table-column">
      <style:table-column-properties fo:break-before="auto" style:column-width="3.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>
            <text:p>Partlist exported from /mnt/DATA/documents/UCB/Singapore/sensezilla-hardware/power_strip_monitor/power_strip_monitor.sch at 8/13/12 12:20 PM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Assembly variant: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Qty</text:p>
          </table:table-cell>
          <table:table-cell office:value-type="string">
            <text:p>Value <text:s text:c="11"/></text:p>
          </table:table-cell>
          <table:table-cell table:style-name="Default" office:value-type="string">
            <text:p>Device <text:s text:c="10"/></text:p>
          </table:table-cell>
          <table:table-cell office:value-type="string">
            <text:p>Parts <text:s text:c="103"/></text:p>
          </table:table-cell>
          <table:table-cell office:value-type="string">
            <text:p>Digikey</text:p>
          </table:table-cell>
          <table:table-cell office:value-type="string">
            <text:p>Footprint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"/>
          <table:table-cell office:value-type="string">
            <text:p>FTDI_CABLESIP</text:p>
          </table:table-cell>
          <table:table-cell table:style-name="ce1" office:value-type="string">
            <text:p>JP1</text:p>
          </table:table-cell>
          <table:table-cell table:style-name="ce1" office:value-type="string">
            <text:p>A26509-06-ND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<text:s text:c="17"/></text:p>
          </table:table-cell>
          <table:table-cell office:value-type="string">
            <text:p>ZENER-DIODEZD-7.5</text:p>
          </table:table-cell>
          <table:table-cell office:value-type="string">
            <text:p>D1 <text:s text:c="106"/></text:p>
          </table:table-cell>
          <table:table-cell table:style-name="ce1" office:value-type="string">
            <text:p>MM3Z7V5T1GOSCT-ND</text:p>
          </table:table-cell>
          <table:table-cell office:value-type="string">
            <text:p>SC-76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0 </text:p>
          </table:table-cell>
          <table:table-cell office:value-type="string">
            <text:p>.1u <text:s text:c="13"/></text:p>
          </table:table-cell>
          <table:table-cell office:value-type="string">
            <text:p>CAP0603</text:p>
          </table:table-cell>
          <table:table-cell office:value-type="string">
            <text:p>C21, C24, C27, C28, C29, C30, C33, C34, C40, C41 <text:s text:c="60"/></text:p>
          </table:table-cell>
          <table:table-cell table:style-name="ce1" office:value-type="string">
            <text:p><text:a xlink:href="http://www.digikey.com/product-detail/en/CC0603ZRY5V9BB104/311-1343-1-ND/2103127">311-1343-1-ND</text:a>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2 </text:p>
          </table:table-cell>
          <table:table-cell office:value-type="string">
            <text:p>1k 1% <text:s text:c="11"/></text:p>
          </table:table-cell>
          <table:table-cell office:value-type="string">
            <text:p>RESISTOR0603</text:p>
          </table:table-cell>
          <table:table-cell office:value-type="string">
            <text:p>R21, R24, R27, R30, R33, R36, R37, R38, R39, R40, R41, R42 <text:s text:c="50"/></text:p>
          </table:table-cell>
          <table:table-cell table:style-name="ce1" office:value-type="string">
            <text:p><text:a xlink:href="http://www.digikey.com/product-detail/en/ERJ-3EKF1001V/P1.00KHCT-ND/198071">P1.00KHCT-ND</text:a>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6 <text:s/></text:p>
          </table:table-cell>
          <table:table-cell office:value-type="string">
            <text:p>1m 1% <text:s text:c="11"/></text:p>
          </table:table-cell>
          <table:table-cell office:value-type="string">
            <text:p>RESISTOR2512</text:p>
          </table:table-cell>
          <table:table-cell office:value-type="string">
            <text:p>R1, R4, R7, R10, R13, R16 <text:s text:c="83"/></text:p>
          </table:table-cell>
          <table:table-cell table:style-name="ce1" office:value-type="string">
            <text:p><text:a xlink:href="http://www.digikey.com/product-detail/en/CSNL2512FT1L00/CSNL2512FT1L00CT-ND/1646259">CSNL2512FT1L00CT-ND</text:a> </text:p>
          </table:table-cell>
          <table:table-cell/>
          <table:table-cell office:value-type="string">
            <text:p>No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1u <text:s text:c="14"/></text:p>
          </table:table-cell>
          <table:table-cell office:value-type="string">
            <text:p>CAP0603</text:p>
          </table:table-cell>
          <table:table-cell office:value-type="string">
            <text:p>C37 <text:s text:c="105"/></text:p>
          </table:table-cell>
          <table:table-cell table:style-name="ce1" office:value-type="string">
            <text:p><text:a xlink:href="http://www.digikey.com/product-detail/en/CC0603ZRY5V7BB105/311-1372-1-ND/2103156">311-1372-1-ND</text:a>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2.2u <text:s text:c="12"/></text:p>
          </table:table-cell>
          <table:table-cell office:value-type="string">
            <text:p>CAP0805</text:p>
          </table:table-cell>
          <table:table-cell office:value-type="string">
            <text:p>C35 <text:s text:c="105"/></text:p>
          </table:table-cell>
          <table:table-cell table:style-name="ce1" office:value-type="string">
            <text:p>399-5883-ND </text:p>
          </table:table-cell>
          <table:table-cell/>
          <table:table-cell office:value-type="string">
            <text:p>No</text:p>
          </table:table-cell>
        </table:table-row>
        <table:table-row table:style-name="ro1">
          <table:table-cell table:style-name="ce2" office:value-type="string">
            <text:p>2 <text:s/></text:p>
          </table:table-cell>
          <table:table-cell office:value-type="string">
            <text:p>4.7k <text:s text:c="12"/></text:p>
          </table:table-cell>
          <table:table-cell office:value-type="string">
            <text:p>RESISTOR0603</text:p>
          </table:table-cell>
          <table:table-cell office:value-type="string">
            <text:p>R43, R47 <text:s text:c="100"/></text:p>
          </table:table-cell>
          <table:table-cell table:style-name="ce1" office:value-type="string">
            <text:p><text:a xlink:href="http://www.digikey.com/product-detail/en/ERJ-3GEYJ472V/P4.7KGCT-ND/135199">P4.7KGCT-ND</text:a>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4.096MHz <text:s text:c="8"/></text:p>
          </table:table-cell>
          <table:table-cell office:value-type="string">
            <text:p>CRYSTALSMD</text:p>
          </table:table-cell>
          <table:table-cell office:value-type="string">
            <text:p>Q1 <text:s text:c="106"/></text:p>
          </table:table-cell>
          <table:table-cell table:style-name="ce1" office:value-type="string">
            <text:p><text:a xlink:href="http://www.digikey.com/product-detail/en/9C-4.096MAAJ-T/887-1043-1-ND/2118920">887-1043-1-ND</text:a>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2 <text:s/></text:p>
          </table:table-cell>
          <table:table-cell table:style-name="ce2" office:value-type="string">
            <text:p>10 <text:s text:c="14"/></text:p>
          </table:table-cell>
          <table:table-cell office:value-type="string">
            <text:p>RESISTOR2512</text:p>
          </table:table-cell>
          <table:table-cell office:value-type="string">
            <text:p>R45, R49 <text:s text:c="75"/></text:p>
          </table:table-cell>
          <table:table-cell table:style-name="ce1" office:value-type="string">
            <text:p><text:a xlink:href="http://www.digikey.com/product-detail/en/5-1622820-2/A102532CT-ND/2728483">A102532CT-ND</text:a>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3 <text:s/></text:p>
          </table:table-cell>
          <table:table-cell office:value-type="string">
            <text:p>10k <text:s text:c="13"/></text:p>
          </table:table-cell>
          <table:table-cell office:value-type="string">
            <text:p>RESISTOR0603</text:p>
          </table:table-cell>
          <table:table-cell office:value-type="string">
            <text:p>R44, R46, R48 <text:s text:c="95"/></text:p>
          </table:table-cell>
          <table:table-cell table:style-name="ce1" office:value-type="string">
            <text:p><text:a xlink:href="http://www.digikey.com/product-detail/en/ERJ-3GEYJ103V/P10KGCT-ND/134717">P10KGCT-ND</text:a>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24 </text:p>
          </table:table-cell>
          <table:table-cell office:value-type="string">
            <text:p>10n <text:s text:c="13"/></text:p>
          </table:table-cell>
          <table:table-cell office:value-type="string">
            <text:p>CAP0603</text:p>
          </table:table-cell>
          <table:table-cell office:value-type="string">
            <text:p>C1, C2, C3, C4, C5, C6, C7, C8, C9, C10, C11, C12, C13, C14, C15, C16, C17, C18, C19, C20, C22, C23, C25, C26</text:p>
          </table:table-cell>
          <table:table-cell table:style-name="ce1" office:value-type="string">
            <text:p><text:a xlink:href="http://www.digikey.com/product-detail/en/GRM188R71H103KA01D/490-1512-1-ND/587862">490-1512-1-ND</text:a>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2 <text:s/></text:p>
          </table:table-cell>
          <table:table-cell office:value-type="string">
            <text:p>10u <text:s text:c="13"/></text:p>
          </table:table-cell>
          <table:table-cell office:value-type="string">
            <text:p>CAP0603</text:p>
          </table:table-cell>
          <table:table-cell office:value-type="string">
            <text:p>C38, C39 <text:s text:c="100"/></text:p>
          </table:table-cell>
          <table:table-cell table:style-name="ce1" office:value-type="string">
            <text:p><text:a xlink:href="http://www.digikey.com/product-detail/en/CC0603MRX5R5BB106/311-1448-1-ND/2833754">311-1448-1-ND</text:a>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2 <text:s/></text:p>
          </table:table-cell>
          <table:table-cell office:value-type="string">
            <text:p>22p <text:s text:c="13"/></text:p>
          </table:table-cell>
          <table:table-cell office:value-type="string">
            <text:p>CAP0603</text:p>
          </table:table-cell>
          <table:table-cell office:value-type="string">
            <text:p>C31, C32 <text:s text:c="100"/></text:p>
          </table:table-cell>
          <table:table-cell table:style-name="ce1" office:value-type="string">
            <text:p><text:a xlink:href="http://www.digikey.com/product-detail/en/C1608C0G1H220J/445-1273-1-ND/567670">445-1273-1-ND</text:a>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2 </text:p>
          </table:table-cell>
          <table:table-cell office:value-type="string">
            <text:p>330 1% <text:s text:c="10"/></text:p>
          </table:table-cell>
          <table:table-cell office:value-type="string">
            <text:p>RESISTOR0603</text:p>
          </table:table-cell>
          <table:table-cell office:value-type="string">
            <text:p>R2, R3, R5, R6, R8, R9, R11, R12, R14, R15, R17, R18 <text:s text:c="56"/></text:p>
          </table:table-cell>
          <table:table-cell table:style-name="ce1" office:value-type="string">
            <text:p><text:a xlink:href="http://www.digikey.com/product-detail/en/ERJ-3EKF3300V/P330HCT-ND/1746761">P330HCT-ND</text:a>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2 </text:p>
          </table:table-cell>
          <table:table-cell office:value-type="string">
            <text:p>470k 320V <text:s text:c="7"/></text:p>
          </table:table-cell>
          <table:table-cell office:value-type="string">
            <text:p>RESISTOR1206</text:p>
          </table:table-cell>
          <table:table-cell office:value-type="string">
            <text:p>R19, R20, R22, R23, R25, R26, R28, R29, R31, R32, R34, R35 <text:s text:c="50"/></text:p>
          </table:table-cell>
          <table:table-cell table:style-name="ce1" office:value-type="string">
            <text:p><text:a xlink:href="http://www.digikey.com/product-detail/en/ERJ-8ENF4703V/P470KFCT-ND/1746604">P470KFCT-ND</text:a>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4700u <text:s text:c="11"/></text:p>
          </table:table-cell>
          <table:table-cell office:value-type="string">
            <text:p>CAP_POLPTH2</text:p>
          </table:table-cell>
          <table:table-cell office:value-type="string">
            <text:p>C36 <text:s text:c="105"/></text:p>
          </table:table-cell>
          <table:table-cell table:style-name="ce1" office:value-type="string">
            <text:p>P5145-ND </text:p>
          </table:table-cell>
          <table:table-cell/>
          <table:table-cell office:value-type="string">
            <text:p>No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ATMEGA168 <text:s text:c="7"/></text:p>
          </table:table-cell>
          <table:table-cell office:value-type="string">
            <text:p>ATMEGA168</text:p>
          </table:table-cell>
          <table:table-cell office:value-type="string">
            <text:p>U4 <text:s text:c="106"/></text:p>
          </table:table-cell>
          <table:table-cell table:style-name="ce1" office:value-type="string">
            <text:p>ATMEGA168A-AU-ND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AVR_SPI_PRG_6NS <text:s/></text:p>
          </table:table-cell>
          <table:table-cell office:value-type="string">
            <text:p>AVR_SPI_PRG_6NS</text:p>
          </table:table-cell>
          <table:table-cell office:value-type="string">
            <text:p>JP2 <text:s text:c="105"/></text:p>
          </table:table-cell>
          <table:table-cell table:style-name="ce1" office:value-type="string">
            <text:p>3M9459-ND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BAS40 <text:s text:c="11"/></text:p>
          </table:table-cell>
          <table:table-cell office:value-type="string">
            <text:p>BAS40</text:p>
          </table:table-cell>
          <table:table-cell office:value-type="string">
            <text:p>D2 <text:s text:c="106"/></text:p>
          </table:table-cell>
          <table:table-cell table:style-name="ce1" office:value-type="string">
            <text:p><text:a xlink:href="http://www.digikey.com/product-detail/en/BAT54/BAT54FSCT-ND/458928">BAT54FSCT-ND</text:a> </text:p>
          </table:table-cell>
          <table:table-cell office:value-type="string">
            <text:p>SOT-23-3</text:p>
          </table:table-cell>
          <table:table-cell office:value-type="string">
            <text:p>No</text:p>
          </table:table-cell>
        </table:table-row>
        <table:table-row table:style-name="ro1">
          <table:table-cell table:style-name="ce2" office:value-type="string">
            <text:p>3 <text:s/></text:p>
          </table:table-cell>
          <table:table-cell office:value-type="string">
            <text:p>CS5467 <text:s text:c="10"/></text:p>
          </table:table-cell>
          <table:table-cell office:value-type="string">
            <text:p>CS5467</text:p>
          </table:table-cell>
          <table:table-cell office:value-type="string">
            <text:p>U1, U2, U3</text:p>
          </table:table-cell>
          <table:table-cell table:style-name="ce1" office:value-type="string">
            <text:p>598-1197-5-ND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V_REG_LDO5</text:p>
          </table:table-cell>
          <table:table-cell/>
          <table:table-cell office:value-type="string">
            <text:p>U7 <text:s text:c="32"/></text:p>
          </table:table-cell>
          <table:table-cell table:style-name="ce1" office:value-type="string">
            <text:p>LT1761ES5-5#TRMPBFTR-ND </text:p>
          </table:table-cell>
          <table:table-cell office:value-type="string">
            <text:p>Tsot-23-5</text:p>
          </table:table-cell>
          <table:table-cell office:value-type="string">
            <text:p>No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V_REG_LDO3.3</text:p>
          </table:table-cell>
          <table:table-cell/>
          <table:table-cell office:value-type="string">
            <text:p>U8</text:p>
          </table:table-cell>
          <table:table-cell table:style-name="ce1" office:value-type="string">
            <text:p>LT1761ES5-3.3#TRMPBFTR-ND </text:p>
          </table:table-cell>
          <table:table-cell office:value-type="string">
            <text:p>Tsot-23-5</text:p>
          </table:table-cell>
          <table:table-cell office:value-type="string">
            <text:p>No</text:p>
          </table:table-cell>
        </table:table-row>
        <table:table-row table:style-name="ro1">
          <table:table-cell table:style-name="ce2" office:value-type="string">
            <text:p>2 <text:s/></text:p>
          </table:table-cell>
          <table:table-cell office:value-type="string">
            <text:p>XBEE-1B1 <text:s text:c="8"/></text:p>
          </table:table-cell>
          <table:table-cell office:value-type="string">
            <text:p>XBEE-1B1</text:p>
          </table:table-cell>
          <table:table-cell office:value-type="string">
            <text:p>U6 <text:s text:c="106"/></text:p>
          </table:table-cell>
          <table:table-cell table:style-name="ce1" office:value-type="string">
            <text:p>S5751-10-ND 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4"/>
          <table:table-cell/>
          <table:table-cell table:style-name="ce1"/>
          <table:table-cell table:number-columns-repeated="3"/>
        </table:table-row>
        <table:table-row table:style-name="ro1" table:number-rows-repeated="20"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22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2-08-13T22:17:58</dc:date>
    <meta:editing-duration>PT07H42M52S</meta:editing-duration>
    <meta:editing-cycles>9</meta:editing-cycles>
    <meta:document-statistic meta:table-count="1" meta:cell-count="154" meta:object-count="0"/>
  </office:meta>
</office:document-meta>
</file>